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06cm" fo:min-width="2.9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36cm" fo:min-width="3.78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35cm" fo:min-width="5.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2.1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14cm" fo:min-width="3.6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85cm" fo:min-width="5.9cm"/>
    </style:style>
    <style:style style:name="gr9" style:family="graphic" style:parent-style-name="standard">
      <style:graphic-properties draw:fill-color="#ffffff" draw:textarea-horizontal-align="left" draw:textarea-vertical-align="top" draw:auto-grow-height="false" fo:min-height="4.55cm" fo:min-width="7.5cm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154cm" fo:min-width="4.2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/>
      <style:text-properties style:font-name="TimesNewRomanPSMT" fo:font-size="15pt" style:font-name-asian="TimesNewRomanPSMT" style:font-size-asian="12pt" style:font-name-complex="TimesNewRomanPSMT" style:font-size-complex="12pt"/>
    </style:style>
    <style:style style:name="P5" style:family="paragraph">
      <loext:graphic-properties draw:fill-color="#ffffff"/>
      <style:paragraph-properties fo:text-align="center" style:text-autospace="none"/>
      <style:text-properties style:font-name="TimesNewRomanPSMT" fo:font-size="15pt" style:font-name-asian="TimesNewRomanPSMT" style:font-size-asian="12pt" style:font-name-complex="TimesNewRomanPSMT" style:font-size-complex="12pt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9cm" svg:height="2.2cm" svg:x="4.1cm" svg:y="2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6.8cm" svg:height="2.2cm" svg:x="3.5cm" svg:y="10.1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2" draw:id="id2" draw:layer="layout" svg:width="6cm" svg:height="2.6cm" svg:x="3.9cm" svg:y="5.5cm">
          <text:p text:style-name="P1">I = 0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3cm" svg:height="4cm" svg:x="4.3cm" svg:y="13.4cm">
          <text:p text:style-name="P1">I &lt; liczb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1cm" svg:height="0.001cm" svg:x="14.9cm" svg:y="1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6" draw:id="id6" draw:layer="layout" svg:width="6.6cm" svg:height="2.8cm" svg:x="10.8cm" svg:y="14.3cm">
          <text:p text:style-name="P1">Wypisz i razy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3" draw:layer="layout" draw:type="line" svg:x1="6.55cm" svg:y1="4.4cm" svg:x2="6.9cm" svg:y2="5.5cm" draw:start-shape="id1" draw:start-glue-point="8" draw:end-shape="id2" svg:d="M6550 4400l350 1100" svg:viewBox="0 0 351 1101">
          <text:p/>
        </draw:connector>
        <draw:connector draw:style-name="gr7" draw:text-style-name="P3" draw:layer="layout" draw:type="line" svg:x1="6.9cm" svg:y1="8.1cm" svg:x2="6.9cm" svg:y2="10.1cm" draw:start-shape="id2" draw:start-glue-point="2" draw:end-shape="id3" draw:end-glue-point="5" svg:d="M6900 8100v2000" svg:viewBox="0 0 1 2001">
          <text:p/>
        </draw:connector>
        <draw:connector draw:style-name="gr7" draw:text-style-name="P3" draw:layer="layout" draw:type="line" svg:x1="6.9cm" svg:y1="12.3cm" svg:x2="6.95cm" svg:y2="13.4cm" draw:start-shape="id3" draw:start-glue-point="8" draw:end-shape="id4" draw:end-glue-point="4" svg:d="M6900 12300l50 1100" svg:viewBox="0 0 51 1101">
          <text:p/>
        </draw:connector>
        <draw:custom-shape draw:style-name="gr8" draw:text-style-name="P2" xml:id="id5" draw:id="id5" draw:layer="layout" svg:width="6.4cm" svg:height="3.1cm" svg:x="8.3cm" svg:y="20.1cm">
          <text:p text:style-name="P1"><text:s/>i = i + 1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8cm" svg:height="4.8cm" svg:x="10.8cm" svg:y="2.7cm">
          <text:p text:style-name="P4"><text:span text:style-name="T1">Program wyświetla kwadraty kolejnych liczb naturalnych, począwszy od</text:span></text:p>
          <text:p text:style-name="P4"><text:span text:style-name="T1">zera a skończywszy na kwadracie liczby podanej przez użytkownika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6.95cm" svg:y1="17.4cm" svg:x2="11.5cm" svg:y2="20.1cm" draw:start-shape="id4" draw:start-glue-point="6" draw:end-shape="id5" draw:end-glue-point="0" svg:d="M6950 17400v1351h4550v1349" svg:viewBox="0 0 4551 2701">
          <text:p text:style-name="P1">TAK</text:p>
        </draw:connector>
        <draw:connector draw:style-name="gr7" draw:text-style-name="P3" draw:layer="layout" svg:x1="14.7cm" svg:y1="21.65cm" svg:x2="13.275cm" svg:y2="17.1cm" draw:start-shape="id5" draw:start-glue-point="1" draw:end-shape="id6" draw:end-glue-point="7" svg:d="M14700 21650h501v-3049h-1926v-1501" svg:viewBox="0 0 1927 4551">
          <text:p/>
        </draw:connector>
        <draw:connector draw:style-name="gr7" draw:text-style-name="P3" draw:layer="layout" svg:x1="11.625cm" svg:y1="15.7cm" svg:x2="9.6cm" svg:y2="15.4cm" draw:start-shape="id6" draw:start-glue-point="9" draw:end-shape="id4" draw:end-glue-point="7" svg:d="M11625 15700h-1424v-300h-601" svg:viewBox="0 0 2026 301">
          <text:p/>
        </draw:connector>
        <draw:connector draw:style-name="gr10" draw:text-style-name="P3" draw:layer="layout" svg:x1="4.3cm" svg:y1="15.4cm" svg:x2="5.95cm" svg:y2="24cm" draw:start-shape="id4" draw:start-glue-point="5" draw:end-shape="id7" draw:end-glue-point="4" svg:d="M4300 15400h-501v5301h2151v3299" svg:viewBox="0 0 2152 8601">
          <text:p text:style-name="P1">NIE</text:p>
        </draw:connector>
        <draw:custom-shape draw:style-name="gr11" draw:text-style-name="P2" xml:id="id7" draw:id="id7" draw:layer="layout" svg:width="6.7cm" svg:height="3.4cm" svg:x="2.6cm" svg:y="24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7:41:32.904000000</meta:creation-date>
    <dc:date>2018-09-27T17:56:00.052000000</dc:date>
    <meta:editing-duration>PT2M53S</meta:editing-duration>
    <meta:editing-cycles>1</meta:editing-cycles>
    <meta:document-statistic meta:object-count="16"/>
    <meta:generator>LibreOffice/5.4.2.2$Windows_X86_64 LibreOffice_project/22b09f6418e8c2d508a9eaf86b2399209b0990f4</meta:generator>
  </office:meta>
</office:document-meta>
</file>